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af98" officeooo:paragraph-rsid="0015af98"/>
    </style:style>
    <style:style style:name="P2" style:family="paragraph" style:parent-style-name="Standard">
      <style:text-properties fo:font-weight="bold" officeooo:rsid="0015af98" officeooo:paragraph-rsid="0015af98" style:font-weight-asian="bold" style:font-weight-complex="bold"/>
    </style:style>
    <style:style style:name="P3" style:family="paragraph" style:parent-style-name="Standard">
      <style:text-properties officeooo:paragraph-rsid="00171d35"/>
    </style:style>
    <style:style style:name="P4" style:family="paragraph" style:parent-style-name="Standard">
      <style:paragraph-properties fo:padding="0.0291in" fo:border-left="none" fo:border-right="none" fo:border-top="none" fo:border-bottom="0.06pt solid #000000" style:join-border="false"/>
      <style:text-properties officeooo:paragraph-rsid="0015af98"/>
    </style:style>
    <style:style style:name="T1" style:family="text">
      <style:text-properties officeooo:rsid="0015af98"/>
    </style:style>
    <style:style style:name="T2" style:family="text">
      <style:text-properties fo:font-weight="bold" style:font-weight-asian="bold" style:font-weight-complex="bold"/>
    </style:style>
    <style:style style:name="T3" style:family="text">
      <style:text-properties fo:background-color="#ffff00" loext:char-shading-value="0"/>
    </style:style>
    <style:style style:name="T4" style:family="text">
      <style:text-properties fo:background-color="#ffff00" loext:char-shading-value="0"/>
    </style:style>
    <style:style style:name="T5" style:family="text">
      <style:text-properties officeooo:rsid="0015af98" fo:background-color="#ffff00" loext:char-shading-value="0"/>
    </style:style>
    <style:style style:name="T6" style:family="text">
      <style:text-properties officeooo:rsid="0015af98" fo:background-color="#ffff00" loext:char-shading-value="0"/>
    </style:style>
    <style:style style:name="T7" style:family="text">
      <style:text-properties fo:background-color="#ff99ff" loext:char-shading-value="0"/>
    </style:style>
    <style:style style:name="T8" style:family="text">
      <style:text-properties fo:background-color="#ff99ff" loext:char-shading-value="0"/>
    </style:style>
    <style:style style:name="T9" style:family="text">
      <style:text-properties fo:background-color="#ffff66" loext:char-shading-value="0"/>
    </style:style>
    <style:style style:name="T10" style:family="text">
      <style:text-properties fo:background-color="#ffff66"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 J. Murray Luck, a professor of chemistry at Stanford University and an expert on a growing population's effect on the environment, died Thursday at his home in Menlo Park, Calif. He was 93. The cause was cardiac failure, his family said. Dr. Luck was an early advocate of abortion as a means of worldwide population control. A speech he made at a gathering of biologists at Stanford in 1957, in which he advocated making abortions available to those who wanted them, generated a storm of protest. Dr. Luck began his career at Stanford in 1926 as an associate professor of biochemistry. He taught there as a full professor from 1939 until his retirement in 1965. He was an attache for science at the American Embassy in Bern from 1962 through 1964 and also wrote books on malnutrition as well as science in Switzerland. Born in Paris, Ontario, in 1899, he earned a Bachelor of Science degree from the University of Toronto in 1922 and a Ph.D. in biochemistry from Cambridge University in England in 1925. Dr. Luck is survived by his wife, Eroeda S. Luck; a son, Edward Luck, and a daughter, Nadya O'Connell, both of Menlo Park, and three grandchildren.</text:p>
      <text:p text:style-name="P1"/>
      <text:p text:style-name="P1">-------------------</text:p>
      <text:p text:style-name="P1"/>
      <text:p text:style-name="P1">Dr. Frances G. Dell, a retired English professor at Pace University, died on Sunday in Beverly Hospital in Beverly, Mass. She was 69 years old and had lived in White Plains until a recent move to Wenham, Mass. She died of congestive heart failure, a university spokesman said. Dr. Dell taught at Pace's Westchester-Pleasantville campus for 27 years before retiring in 1990. She was professor emeritus of literature, communications and the performing arts, and she specialized <text:span text:style-name="T2">in 19th-century literature, particularly the works of Thomas Hardy, James Fenimore Cooper and the Brontes.</text:span> A native of Queens, she graduated from Queens College and held master's degrees from Teachers College, Columbia University and Fordham University, where she also earned a Ph.D. in English. She represented Pace at three Bronte conferences in England and conducted an international Bronte conference at Pace's Westchester campus in 1985. Her articles on 19th-century fiction appeared in literary publications. At Pace, she also served on the university Senate, moderated the English Honor Society and for many years was supervisor of student teaching. She is survived by her husband of 45 years, Dr. Robert Dell, who also is a retired Pace professor of English, and two sons, Douglas, a Nynex executive in Middleton, Mass., and Blair, a law student in Texas.</text:p>
      <text:p text:style-name="P1"/>
      <text:p text:style-name="P1">-------------------</text:p>
      <text:p text:style-name="P1"/>
      <text:p text:style-name="P1">John Phillip Nielsen, an emeritus professor of metallurgy at the Polytechnic Institute of New York and co-founder of the International Precious Metals Institute, died Saturday at the Slovene Home for the Aged in Cleveland, Ohio. He was 77 years old and had moved to Cleveland from Manhattan two weeks ago after suffering a stroke. Mr. Nielsen, a native of Cleveland, was a precious metals researcher who helped to develop several alloys for dental work. In 1947, he left Phillips Laboratory to become professor and chairman of the Department of Metallurgy and Materials Sciences at New York University. In 1973, the engineering faculty of N.Y.U. merged with that of Brooklyn Polytechnic Institute to form the Polytechnic Institute of New York. In 1975, Mr. Nielsen was named adjunct professor of Dental Materials Science and in 1976, he became professor emeritus. A widower, he has no immediate survivors.</text:p>
      <text:p text:style-name="P1"/>
      <text:p text:style-name="P1">-------------------</text:p>
      <text:p text:style-name="P1"/>
      <text:p text:style-name="P1">John W. Carncross, an agricultural economist and professor emeritus at Rutgers University, died Thursday of a heart ailment at the Jersey Shore Medical Center in Neptune. He was 82 years old and lived in Manasquan, N.J. Professor Carncross taught at Rutgers from 1925 until he retired in 1964. He was then a consultant for New Jersey's Department of Agriculture, the New Jersey Agricultural <text:soft-page-break/>Extension Service and Rutgers's agricultural economics department. Professor Carncross was awarded a B.A. degree by Cornell University and an M.S. degree by Rutgers. He wrote several books and many pamphlets and articles on agriculture in New Jersey, and for 25 years had been editor of the American Tomato Yearbook. He is survived by his wife, the former Margaret Dudley Keys; a son, William, of Bainbridge Island, Wash.; a daughter, Lilian Marsh of Madison, Wis., and a stepdaughter, Sarah Margaret Fenton of Albuquerque, N.M.</text:p>
      <text:p text:style-name="P1"/>
      <text:p text:style-name="P1">-------------------</text:p>
      <text:p text:style-name="P1"/>
      <text:p text:style-name="P1">MADISON, N.J. (AP) -- The Rev. Donald G. Jones, a professor and a Methodist minister who was <text:span text:style-name="T4">spiritual mentor to a young Hillary Rodham Clinton</text:span>, died on Thursday. He was 78. His death, at Morristown Memorial Hospital, was announced by a spokesman for Drew University, where Dr. Jones taught social ethics for 36 years. Dr. Jones met <text:span text:style-name="T4">Hillary Rodham</text:span> while leading a youth group at the First United Methodist Church of Park Ridge, Ill., a suburb north of Chicago. She was a high school freshman at the time. The church was his first pastorate after being ordained a minister through Drew's school of theology in 1961. ''Don taught me the meaning of the</text:p>
      <text:p text:style-name="P1"/>
      <text:p text:style-name="P1">-------------------</text:p>
      <text:p text:style-name="P1"/>
      <text:p text:style-name="P1">Allison Dunham, a retired law professor who helped reshape many major state laws across the nation to make the provisions uniform, died on Thursday at his home in Pomona, Calif. He was 78 years old. He died apparently of a heart attack, his family said. Mr. Dunham specialized in probate and property law, including zoning, land regulation and urban development. He helped reshape many statutes during his tenure from 1962 to 1969 as the executive director of the National Conference of Commissioners on Uniform State Laws, which promotes standardized legislation. Working for the conference in the late 1940's, Mr. Dunham also led the effort to write the Uniform Commercial Code, which was eventually adopted by 49 states. The code governs everything from checks to the sale of all goods of more than $500. He also worked with the American Law Institute, which analyzes and compares state laws, and served on the Illinois Commission on Uniform State Laws. Served in World War II An expert on laws involved in urban development, Mr. Dunham served as the director of the Center for Urban Studies at Chicago from 1971 to 1977. He then served as the general counsel for the University of Chicago and secretary to its board until 1979. He taught for 28 years at the University of Chicago Law School, from 1951 to 1979. He also taught at Columbia and Indiana universities. He retired in 1983. Mr. Dunham was born in Wessington Springs, S.D. He graduated from Yankton College in South Dakota in 1936 and Columbia Law School in 1939. For two years he was the law <text:span text:style-name="T4">clerk to Justice Harlan F. Stone</text:span> of the United States Supreme Court shortly before he became Chief Justice. Mr. Dunham then worked briefly for the Manhattan <text:span text:style-name="T4">law firm of Cravath, Swaine &amp; Moore.</text:span> In World War II, he served in the Navy, reaching the rank of lieutenant commander. He was stationed in Nicaragua as a military attache for Central America and later was secretary to the Joint and Combined Chiefs of Staff in Washington. He is survived by his wife of 50 years, the former Anne Toll; two sons, Stephen Dunham, of Denver, and Andrew Dunham, of Colorado Springs; two brothers, Douglas Dunham of East Lansing, Mich., and Roger Dunham of San Francisco, and two grandchildren.</text:p>
      <text:p text:style-name="P1"/>
      <text:p text:style-name="P1">-------------------</text:p>
      <text:p text:style-name="P2">We don’t even want this!</text:p>
      <text:p text:style-name="P1">Sandy Pearlman, a producer, lyricist, manager, executive and college professor who was a herald of developments from heavy metal and punk to the digital distribution of music, died on Tuesday in Novato, Calif. He was 72. He had suffered a debilitating cerebral hemorrhage in December, and died of pneumonia and other complications, <text:span text:style-name="T4">Robert Duncan</text:span>, his longtime friend and conservator, said. Mr. <text:soft-page-break/>Pearlman was one of the first serious rock critics, writing and editing for the pioneering rock-culture magazine Crawdaddy. He claimed to have been the first writer to use the phrase ''heavy metal'' to describe music. But he was best known as the producer, manager and lyricist for <text:span text:style-name="T4">Blue yster Cult</text:span>. He produced and co-produced albums for the band from 1972-1988. With his longtime business partner <text:span text:style-name="T4">Murray Krugman</text:span>, he produced one of the earliest albums considered to be punk rock, ''The Dictators Go Girl Crazy!'' released in 1975, and he produced the second album by <text:span text:style-name="T4">the Clash</text:span>, ''Give 'Em Enough Rope,'' in 1978. Mr. Pearlman was also a founding vice president of eMusic, an early online music store that started in 1998, and he lectured and consulted widely on music in the digital era. ''He was always talking about the future,'' <text:span text:style-name="T8">Lenny Kaye</text:span>, Patti Smith's longtime lead guitarist, said in an interview. ''It wasn't just what he was going to do in the future, but what the culture would require in the future and how it would change.'' Samuel Clarke Pearlman was born on Aug. 5, 1943, in Rockaway, Queens. He graduated in 1966 from the State University of New York at Stony Brook, where he promoted concerts. He went on to graduate study at Brandeis University. During his student years he wrote a cycle of poems that grew into a far-reaching alternate-history, science-fiction epic, ''The Soft Doctrines of Imaginos.'' By 1967 he was also writing for Crawdaddy. Mr. Pearlman met musicians in Stony Brook, N.Y., who, he decided, could become his idea of a rock band. He named them the Soft White Underbelly (from a Winston Churchill quote); after some personnel changes, Mr. Pearlman renamed them Blue Oyster Cult. (According to the band's website, its keyboardist, Allen Lanier, added the umlaut to yster) Mr. Pearlman also came up with Buck Dharma as a stage name for the band's lead guitarist, <text:span text:style-name="T4">Donald Roeser</text:span>. Blue yster Cult combined hard rock with concepts out of science-fiction and apocalyptic fantasy and a hint of tongue-in-cheek humor, with songs like ''Cities on Flame With Rock and Roll.'' Its collaborators on lyrics would eventually include not only Mr. Pearlman, but also Ms. Smith and the novelists Michael Moorcock and Eric Van Lustbader. The band's audience multiplied with its 1976 album ''Agents of Fortune,'' which included Mr. Roeser's song ''(Don't Fear) the Reaper,'' a Top 20 hit that became a perennial favorite on soundtracks. Mr. Pearlman was Black Sabbath's manager from 1979-1983, and he also managed other bands, among them the Dictators and Romeo Void. In 1981, he began collaborating with Blue yster Cult's drummer, Albert Bouchard, on what was originally supposed to be a concept-album trilogy based on ''The Soft Doctrines of Imaginos.'' After years of work it emerged as a Blue yster Cult album, ''Imaginos,'' in 1988. Mr. Pearlman produced the 1984 album ''The Medicine Show'' by the neo-psychedelic band the Dream Syndicate. The band's leader, Steve Wynn, later wrote that ''Sandy Pearlman drove us to the limit and beyond.'' In 1986 Mr. Pearlman founded his own Alpha &amp; Omega Recording, first in leased space in San Francisco and, since 1991, in San Rafael in Marin County, Calif., with extensive analog and digital equipment. In 1989 he bought the San Francisco new wave and alternative-rock label 415 Records, renaming it Popular Metaphysics. He was a founding vice president of Goodnoise Corporation, an early company selling MP3 files online, which later changed its name to eMusic. Mr. Pearlman, who lived in Marin County, had no immediate survivors. <text:span text:style-name="T8">In the 21st century, he became a consultant and professor, exploring how the music business could adapt to the digital era. He was a professor at McGill University in Montreal and then at the University of Toronto</text:span>. There, he taught and created courses in the departments of music, English, religious studies, law and management. Before his cerebral hemorrhage, he had planned to return to teach at Stony Brook.</text:p>
      <text:p text:style-name="P1"/>
      <text:p text:style-name="P1">-------------------</text:p>
      <text:p text:style-name="P1"/>
      <text:p text:style-name="P1">Edward H. Cleary, a lawyer, professor and authority on legal procedure who helped draft the uniform rules of evidence used in Federal courts, died of congestive heart failure on Friday at Scottsdale (Ariz.) Memorial Hospital. He was 82 years old and lived in Scottsdale. In the mid-1960's, Mr. Cleary, a native of Jacksonville, Ill., served on an advisory committee charged with drafting Federal rules of evidence. The rules were adopted in 1975. Mr. Cleary taught in the law schools of the University of Illinois and <text:soft-page-break/>Arizona State University. He is the author of several casebooks and had been the general editor of ''McCormick on Evidence,'' a standard work used by judges and lawyers. Mr. Cleary is survived by his wife, Margaret Goebel Cleary; a sister, Helen Foreman of Jacksonville; three daughters, Judith Sibert of Arlington, Va., Ann Kearns of Amherst, Mass., and Margaret Strong of Tuscon, Ariz.; seven grandchildren, and one great-grandchild.</text:p>
      <text:p text:style-name="P1"/>
      <text:p text:style-name="P1">-------------------</text:p>
      <text:p text:style-name="P1"/>
      <text:p text:style-name="P1">Norman E. Richardson, chairman of the philosophy department at Gettysburg College from 1945 until he retired in 1979, died of heart failure on Saturday at Gettysburg Hospital. He was 80 years old and lived in Gettysburg. Dr. Richardson, a native of Cambridge, Mass., was a graduate of Amherst College and held a bachelor of divinity degree and a doctorate in philosophy from Yale. He taught at Amherst and at Whitman College before becoming the William Bittinger Professor at Gettysburg in 1945. He is survived by his wife, the former Anne Gordon; three sons, Gordon of Winchester, Mass., N. Cristopher of St. Paul and Bruce of Freesoil, Mich.; a daughter, Jean Frick of Ludington, Mich.; a brother, Channing of Clinton, N.Y.; a sister, Margaret Philbrick of Richmond, and five grandsons.</text:p>
      <text:p text:style-name="P1"/>
      <text:p text:style-name="P1">-------------------</text:p>
      <text:p text:style-name="P1"/>
      <text:p text:style-name="P1">Arthur H. Scouten, a scholar of Restoration and 18th-century English drama, died on Sunday in St.-Germain-en-Laye, outside Paris. He was 85. Dr. Scouten, who was a professor emeritus of English at the University of Pennsylvania, where he taught from 1947 to 1980, was the initiator and editor of "The London Stage: A Calendar of Plays, Entertainments and Afterpieces," a reference work. With one of his former students, <text:span text:style-name="T10">Robert D. Hume</text:span>, he rediscovered and republished a satirical comedy that had been banned by Charles II in 1669: "The Country Gentleman," <text:span text:style-name="T8">by Sir Robert Howard and the Duke of Buckingham</text:span>, was brought to light by Dr. Scouten and Mr. Hume in 1976 and was produced off Broadway in 1978. Dr. Scouten was also known for his scholarly contributions on American literature, <text:span text:style-name="T8">Shakespeare</text:span> and 18th-century British satire, especially the works of<text:span text:style-name="T8"> Jonathan Swift</text:span>, and was instrumental in helping the University of Pennsylvania acquire a major Dutch collection of Swiftiana. Born in Kenya of missionary parents, Dr. Scouten was reared in New York City and Louisiana, where he attended Louisiana State University. Early in his career, he taught at the University of Texas and the Alabama Polytechnic Institute. He moved to Paris three years after retiring from the University of Pennsylvania in 1980. He is survived by his wife, Annick Rouet; a daughter, Clemence; a sister, Olive S. Walker of Marengo, Ohio, and three children from his first marriage.</text:p>
      <text:p text:style-name="P1"/>
      <text:p text:style-name="P1">-------------------</text:p>
      <text:p text:style-name="P1"/>
      <text:p text:style-name="P1">Dr. Klaus E. Knorr, professor emeritus of public affairs at Princeton University and the director of its Center of International Studies from 1960 to 1968, died of cancer yesterday at his home in Princeton, N.J. He was 78 years old. Dr. Knorr, a German-born economist and political scientist, wrote many books developing a thesis that the nuclear age had necessitated a global ascendance of diplomatic and economic policies over military options. The volumes included ''On the Uses of Military Power in the Nuclear Age'' (Princeton University Press, 1966), ''Military Power and Potential'' (Lexington Books, 1970) and ''Power and Wealth: The Political Economy of International Power'' (Basic Books, 1973). In mid-1968, while the Johnson Administration was continuing to accelerate American military involvement in South Vietnam, Dr. Knorr and three associates at the Princeton center wrote a detailed proposal for the withdrawal of American and North Vietnamese forces, the introduction of an international peacekeeping force and the formation of a neutral Saigon government. The war continued for seven more years. Klaus Eugene Knorr was born on May 16, 1911, in Essen, Germany, and earned <text:soft-page-break/>a law degree at the University of Tubingen. He resisted increasing pressure to join the Nazi party and immigrated to the United States in 1937. He earned a Ph.D. at the University of Chicago in 1941. He then taught economics at Stanford University and international economics and political science, first at Yale and then at Princeton. He taught at Princeton for 28 years, edited the journal, World Politics, for a decade and was the Tod Professor of Public Affairs from 1964 until he retired in 1979. Over the years, Dr. Knorr was a consultant to the Department of State, the Department of Defense and the Central Intelligence Agency and was awarded the Government's National Intelligence Distinguished Service Medal. Surviving are his wife, Marianne; two daughters, Monica, of Washington, and Jean, of Alexandria, Va.; a son, Nicholas, of Glencoe, Ill., and four grandchildren.</text:p>
      <text:p text:style-name="P1"/>
      <text:p text:style-name="P1">-------------------</text:p>
      <text:p text:style-name="P1"/>
      <text:p text:style-name="P1">Olga Kattan, a professor of Spanish language and literature at Brooklyn College for the last 25 years, died yesterday at her home in Manhattan. She was 62 years old. She died of cancer, her niece, Roxanna Siman, said. Dr. Kattan, a 1963 Ph.D. graduate of the University of Madrid, taught at the University of Pennsylvania and at Wells College before joining Brooklyn College in 1966. For many years, she directed the City University of New York's program abroad at the University of Seville and often took groups of students from the New York metropolitan area to Spain. In 1988 the Government of Spain honored her with an award for fostering intercultural understanding. Dr. Kattan did extensive research on the Arabic influence in Spanish literature and recently completed a translation of a medieval Hispanic-Arabic manuscript. She is survived by her mother, Mania, of Manhattan; two sisters, Jeanette Siman of Guatemala City and Betty Nasser of New Windsor, N.Y., and two brothers, Antonio, of Caracas, Venezuela, and Rene, of San Pedro Sula, Honduras.</text:p>
      <text:p text:style-name="P1"/>
      <text:p text:style-name="P1">-------------------</text:p>
      <text:p text:style-name="P1"/>
      <text:p text:style-name="P1">Jack Farris, a novelist, playwright and retired professor of English, died on Nov. 26 at a hospital in Silver Spring, Md. He was 77 and had recently moved to Rockville, Md., from Lockesburg, Ark. The cause was heart failure, said his wife, Anna. Throughout his teaching career, Mr. Farris published poetry and fiction, including five novels. His novel "Me and Gallagher" (1982) dealt with the vigilante movement in the Montana Territory in the 1860's. Another novel, "Ramey" (1951), about the struggles of a Depression-era family, was turned by Mr. Farris and Abby Mann into a screenplay for NBC in 1974, "The Greatest Gift" (the pilot for the series "The Family Holvak") with Glenn Ford. Mr. Farris's play, "Into Thy Narrow Bed," was first produced at Circuit Playhouse in Memphis in 1981. His other novels were "A Man to Ride With" (1953), "The Abiding Gospel of Claude Dee Moran Jr." (1987) and "Keeping the Faith" (1990). Born in Forest, Tex., Mr. Farris grew up in Arkansas and spent six years in the Navy, including service during World War II in the South Pacific. He graduated from Ouachita Baptist University in Arkadelphia, Ark., in 1949 and earned a master's degree at the University of Michigan a year later. He taught at several colleges before joining the faculty at Southwestern, now Rhodes College, in Memphis in 1961 as a professor of English. He retired in 1984. In addition to his wife, he is survived by a son, Steve, of Camden, Ark.; a daughter, Carrie, of Manhattan, and six grandchildren.</text:p>
      <text:p text:style-name="P1"/>
      <text:p text:style-name="P1">-------------------</text:p>
      <text:p text:style-name="P1"/>
      <text:p text:style-name="P1">Leon S. Roudiez, a professor emeritus and former head of the French department at Columbia University, died Friday at his home in Stevensville, Md. He was 86 and formerly lived in Closter, N.J. His death was announced by his family. Dr. Roudiez taught French literature in the graduate faculty of Columbia from 1959 until his retirement in 1987. He was appointed a professor in 1962 and was head <text:soft-page-break/>of the department from 1971 to 1974. <text:span text:style-name="T4">The son of an Army officer, Leon Samuel Roudiez Jr. </text:span>was born in Bronxville, N.Y., and raised in Germany and France. He was educated at the University of Paris, receiving a baccalaureate in 1936 and a law degree in 1938. He completed his education at Columbia with an M.A. in 1940 and a Ph.D. in 1950. In between, he was commissioned into the Army Signal Corps, trained in military intelligence and, posted to England, took part in the landing on Omaha Beach and the campaign to liberate France. Dr. Roudiez wrote many articles and essays and several books interpreting contemporary French writers and introducing them to the American public. He was the managing editor of The French Review from 1953 to 1961 and, over the years, contributed hundreds of reviews of books by French authors to publications including The New York Times. <text:span text:style-name="T8">Most recently he translated books by Julia Kristeva</text:span>, a pioneering French feminist and semiotician. He also wrote ''French Fiction Revisited'' (Dalkey Archive Press, 1991), which remains in print. Dr. Roudiez is survived by a daughter, Genevieve S. Roudiez of Nantucket, Mass.; a son, Francis H. of Stevensville; and five grandchildren. His wife of nearly 59 years, Jacqueline Strich Roudiez, died on April 23.</text:p>
      <text:p text:style-name="P4"/>
      <text:p text:style-name="P3"/>
      <text:p text:style-name="P3"><text:span text:style-name="T1">Prof. Mircea Eliade, a prolific writer and a leading scholar of religion, died Tuesday at Bernard Mitchell Hospital at the University of Chicago. He was 79 years old and lived in Chicago. Professor Eliade, a native of Rumania, was also considered one of the world's foremost interpreters of spiritual myths and symbolism. One critic wrote of him, ''The whole of human spirituality, from Stone Age mythmakers and shamans to the modern desacralization of the cosmos, has been his parish.'' Professor Eliade, who spoke six languages and wrote fluently in three, joined the University of Chicago faculty in 1956 and retired last year. In 1962 he was named the Sewell Avery Distinguished Service Professor in the Divinity School and the Committee on Social Thought. He headed the department of religion and for several semesters ran a joint seminar </text:span><text:span text:style-name="T6">with Paul </text:span><text:bookmark-start text:name="__DdeLink__3_2102754220"/><text:span text:style-name="T6">Tillich</text:span><text:bookmark-end text:name="__DdeLink__3_2102754220"/><text:span text:style-name="T1"> on theology and the history of religion. Last year the university trustees established the Mircea Eliade chair in the history of religions. Last year the University of Chicago Press also published the third and final volume in his history of religious ideas, ''From Mohammad to the Age of Reforms.'' The other two volumes are ''From the Stone Age to Eleusis'' and ''Buddha to the Triumph of Christianity.'' More Than 50 Books Altogether, Professor Eliade wrote more than 50 books, including novels, story collections, novellas and plays; more than 30 of the books were published in English, including the novels ''Forbidden Forest'' and ''The Old Man and the Bureaucrats.'' In an interview in 1979, Professor Eliade said: ''Whether religion is man-made is a question for philosophers or theologians. But the forms are man-made. They are a human response to something. As a historian of religions, I am interested in those expressions. Every religion implies that it treats the problem of being and nonbeing, life and death. Their languages are different, but they speak about the same things.'' Professor Eliade was born in Bucharest and studied at the University of Bucharest, where - after three years' study in India - he earned his Ph.D. in 1932 with a dissertation on yoga. He taught in Bucharest and at the Sorbonne before accepting a visiting professorship at Chicago. He decided to stay, he said, because he appreciated its ''intellectual tolerance.'' He is survived by his wife, Christinel, and a stepdaughter, Adalgiza Tattaresco of Paris. A memorial service will be held Monday at 2 P.M. at Rockefeller Chapel at the University of Chica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3:55:40.841745367</meta:creation-date>
    <dc:date>2018-10-04T14:59:24.631852644</dc:date>
    <meta:editing-duration>PT43M3S</meta:editing-duration>
    <meta:editing-cycles>1</meta:editing-cycles>
    <meta:document-statistic meta:table-count="0" meta:image-count="0" meta:object-count="0" meta:page-count="6" meta:paragraph-count="29" meta:word-count="3892" meta:character-count="23894" meta:non-whitespace-character-count="20031"/>
    <meta:generator>LibreOffice/5.1.6.2$Linux_X86_64 LibreOffice_project/10m0$Build-2</meta:generator>
  </office:meta>
</office:document-meta>
</file>